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weight="normal" officeooo:rsid="0004ce23" officeooo:paragraph-rsid="0004ce2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weight="normal" officeooo:rsid="00062bf2" officeooo:paragraph-rsid="00062bf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weight="bold" officeooo:rsid="0004ce23" officeooo:paragraph-rsid="0004ce2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weight="bold" officeooo:rsid="00062bf2" officeooo:paragraph-rsid="00062bf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style="italic" fo:font-weight="normal" officeooo:rsid="00062bf2" officeooo:paragraph-rsid="00062bf2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style="italic" fo:font-weight="bold" officeooo:rsid="00062bf2" officeooo:paragraph-rsid="00062bf2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style="italic" style:text-underline-style="solid" style:text-underline-width="auto" style:text-underline-color="font-color" fo:font-weight="normal" officeooo:rsid="00062bf2" officeooo:paragraph-rsid="00062bf2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2.8646in"/>
        </style:tab-stops>
      </style:paragraph-properties>
      <style:text-properties fo:font-size="12pt" fo:font-style="italic" style:text-underline-style="solid" style:text-underline-width="auto" style:text-underline-color="font-color" fo:font-weight="normal" officeooo:rsid="00062bf2" officeooo:paragraph-rsid="00062bf2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2.8646in"/>
        </style:tab-stops>
      </style:paragraph-properties>
      <style:text-properties fo:font-size="12pt" fo:font-style="italic" style:text-underline-style="solid" style:text-underline-width="auto" style:text-underline-color="font-color" fo:font-weight="normal" officeooo:rsid="0009a3b3" officeooo:paragraph-rsid="0009a3b3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style="italic" style:text-underline-style="none" fo:font-weight="normal" officeooo:rsid="00062bf2" officeooo:paragraph-rsid="00062bf2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2.8646in"/>
        </style:tab-stops>
      </style:paragraph-properties>
      <style:text-properties fo:font-size="12pt" fo:font-style="italic" style:text-underline-style="none" fo:font-weight="normal" officeooo:rsid="00062bf2" officeooo:paragraph-rsid="00062bf2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2.8646in"/>
        </style:tab-stops>
      </style:paragraph-properties>
      <style:text-properties fo:font-size="12pt" fo:font-style="italic" style:text-underline-style="none" fo:font-weight="normal" officeooo:rsid="0009a3b3" officeooo:paragraph-rsid="0009a3b3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style="normal" fo:font-weight="normal" officeooo:rsid="00062bf2" officeooo:paragraph-rsid="00062bf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style="normal" fo:font-weight="bold" officeooo:rsid="00062bf2" officeooo:paragraph-rsid="00062bf2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2.8646in"/>
        </style:tab-stops>
      </style:paragraph-properties>
      <style:text-properties fo:font-size="12pt" fo:font-style="normal" style:text-underline-style="none" fo:font-weight="normal" officeooo:rsid="0009a3b3" officeooo:paragraph-rsid="0009a3b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200%"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line-height="200%" fo:text-align="center" style:justify-single-word="false">
        <style:tab-stops>
          <style:tab-stop style:position="2.8646in"/>
        </style:tab-stops>
      </style:paragraph-properties>
      <style:text-properties fo:font-size="18pt" fo:font-weight="bold" officeooo:rsid="0004ce23" officeooo:paragraph-rsid="0004ce23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style="normal" fo:font-weight="normal" officeooo:rsid="00062bf2" officeooo:paragraph-rsid="00062bf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200%" fo:text-align="start" style:justify-single-word="false">
        <style:tab-stops>
          <style:tab-stop style:position="2.8646in"/>
        </style:tab-stops>
      </style:paragraph-properties>
      <style:text-properties fo:font-size="12pt" fo:font-style="italic" style:text-underline-style="solid" style:text-underline-width="auto" style:text-underline-color="font-color" fo:font-weight="normal" officeooo:rsid="00062bf2" officeooo:paragraph-rsid="00062bf2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line-height="200%" fo:text-align="center" style:justify-single-word="false"/>
      <style:text-properties fo:font-size="18pt" fo:font-weight="normal" officeooo:rsid="000af90b" officeooo:paragraph-rsid="000af90b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line-height="200%" fo:text-align="center" style:justify-single-word="false">
        <style:tab-stops>
          <style:tab-stop style:position="2.8646in"/>
        </style:tab-stops>
      </style:paragraph-properties>
      <style:text-properties fo:font-size="14pt" fo:font-weight="bold" officeooo:rsid="0004ce23" officeooo:paragraph-rsid="0004ce23" style:font-size-asian="12.25pt" style:font-weight-asian="bold" style:font-size-complex="14pt" style:font-weight-complex="bold"/>
    </style:style>
    <style:style style:name="T1" style:family="text">
      <style:text-properties officeooo:rsid="00062b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7cc45"/>
    </style:style>
    <style:style style:name="T5" style:family="text">
      <style:text-properties officeooo:rsid="0009a3b3"/>
    </style:style>
    <style:style style:name="T6" style:family="text">
      <style:text-properties officeooo:rsid="000af9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7">CSCE 345 / 3401 – Operating Systems </text:p>
      <text:p text:style-name="P17">Prof. Amr El-Kadi </text:p>
      <text:p text:style-name="P17">Project II Report</text:p>
      <text:p text:style-name="P17"/>
      <text:p text:style-name="P17"/>
      <text:p text:style-name="P17"/>
      <text:p text:style-name="P17"/>
      <text:p text:style-name="P17">Ahmed A. Agiza</text:p>
      <text:p text:style-name="P17">Mohammed R. Anany</text:p>
      <text:p text:style-name="P17"/>
      <text:p text:style-name="P17"/>
      <text:p text:style-name="P17"/>
      <text:p text:style-name="P21"/>
      <text:p text:style-name="P3"><text:soft-page-break/>Introduction:</text:p>
      <text:p text:style-name="P1">The project's goal is to implement a new system call that loops over the current processes' task_struct's, query the open <text:span text:style-name="T1">net </text:span>ports and report the listening processes back to the user space <text:span text:style-name="T1">with number of open ports</text:span>.</text:p>
      <text:p text:style-name="P1"/>
      <text:p text:style-name="P4">Members Roles:</text:p>
      <text:p text:style-name="P2">The following are the main responsibilities of each group member, although each group member participated in every aspect <text:span text:style-name="T6">of the project</text:span>.</text:p>
      <text:p text:style-name="P2"><text:span text:style-name="T2">Ahmed A. Agiza</text:span>: <text:span text:style-name="T3">Querying the running processes and analyzing their resources.</text:span></text:p>
      <text:p text:style-name="P5">Mohammed R. Anany: <text:span text:style-name="T3">Studying the kernel structures, the syscalls and modules interfaces.</text:span></text:p>
      <text:p text:style-name="P6"/>
      <text:p text:style-name="P14">Implementation Steps:</text:p>
      <text:list xml:id="list2724826824350325718" text:style-name="L1">
        <text:list-item>
          <text:p text:style-name="P18">Compiling the kernel source code and experiencing the configuration techniques.</text:p>
        </text:list-item>
        <text:list-item>
          <text:p text:style-name="P18">Adding kernel module and syscall interface.</text:p>
        </text:list-item>
        <text:list-item>
          <text:p text:style-name="P18">Studying the task_struct and how to obtain the required information.</text:p>
        </text:list-item>
        <text:list-item>
          <text:p text:style-name="P18">Creating a system module that achieves the required task.</text:p>
        </text:list-item>
        <text:list-item>
          <text:p text:style-name="P18">Turning the system module into a syscall interface.</text:p>
        </text:list-item>
        <text:list-item>
          <text:p text:style-name="P18">Copying the data from the kernel space to the user space.</text:p>
        </text:list-item>
        <text:list-item>
          <text:p text:style-name="P18">Final compilation and testing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Source Code Documentation:</text:p>
      <text:p text:style-name="P13">The following is a description of <text:span text:style-name="T6">the</text:span> syscall source code.</text:p>
      <text:p text:style-name="P7">Main header files:</text:p>
      <text:p text:style-name="P5">linux/printk.h: For prink() function to print data to the log since the tradition printf() does not function in the kernel space.</text:p>
      <text:p text:style-name="P5">linux/sched.h: For the tast_struct data structure.</text:p>
      <text:p text:style-name="P5">linux/linkage.h: Required for the syscall defintion.</text:p>
      <text:p text:style-name="P5">linux/fs.h: For file operations.</text:p>
      <text:p text:style-name="P5">linux/slab.h: For kmalloc() and kfree().</text:p>
      <text:p text:style-name="P5">linux/net.h: For socket data structure. </text:p>
      <text:p text:style-name="P5">net/sock.h:For socket data structure. </text:p>
      <text:p text:style-name="P5">asm/uaccess.h:For copying data between kernel and user space.</text:p>
      <text:p text:style-name="P5"/>
      <text:p text:style-name="P7"><text:span text:style-name="T6">R</text:span>eported data struct:</text:p>
      <text:p text:style-name="P10">The following <text:span text:style-name="T6">is </text:span>the definition of the struct used to report the data to the caller.</text:p>
      <text:p text:style-name="P11">struct spy_struct{ </text:p>
      <text:p text:style-name="P11"><text:s text:c="3"/>long pid; //ID of the queried process.</text:p>
      <text:p text:style-name="P11"><text:s text:c="3"/>long number_of_ports; //Number of open sockets by the process.</text:p>
      <text:p text:style-name="P11"><text:s text:c="3"/>char process_name[MAX_PROCESS_NAME]; //Process name.</text:p>
      <text:p text:style-name="P11">};</text:p>
      <text:p text:style-name="P11"/>
      <text:p text:style-name="P9">Syscall API:</text:p>
      <text:p text:style-name="P15">asmlinkage long sys_spy(struct spy_struct __user *spy_buf, long num_proc)</text:p>
      <text:p text:style-name="P12">spy_buf: the buffer that will be filled with data.</text:p>
      <text:p text:style-name="P12">num_proc: the maximum number of processes to query.</text:p>
      <text:p text:style-name="P12">The syscall returns back the number of processes queries and negative number on error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oft-page-break/>Variables definitions:</text:p>
      <text:p text:style-name="P11">struct files_struct *task_files; //Files struct to access the files of each process.</text:p>
      <text:p text:style-name="P11">struct fdtable *files_table; //File table for the files of the process.</text:p>
      <text:p text:style-name="P11">struct task_struct *task; //Current queried process task_struct.</text:p>
      <text:p text:style-name="P11">struct socket *sock; //Socket for socket file descriptors.</text:p>
      <text:p text:style-name="P11">long <text:span text:style-name="T4">i /**Loop counter**/</text:span>, num_sockets /**<text:span text:style-name="T4">Number of open ports by the process**/</text:span>, p_count = 0; //<text:span text:style-name="T5">Number of queries process.</text:span> </text:p>
      <text:p text:style-name="P11">int socket_error = 0; //<text:span text:style-name="T5">Error number when converting file to socket.</text:span></text:p>
      <text:p text:style-name="P11">struct spy_struct *spys; //<text:span text:style-name="T5">Reported data buffer.</text:span></text:p>
      <text:p text:style-name="P11"/>
      <text:p text:style-name="P9">Main code:</text:p>
      <text:p text:style-name="P12">if (num_proc &gt; 0) //Check that the maximum number of required processes is larger than zero.</text:p>
      <text:p text:style-name="P12">for_each_process(task) //To loop of the current active processes.</text:p>
      <text:p text:style-name="P12"/>
      <text:p text:style-name="P12">task_files = task-&gt;files; </text:p>
      <text:p text:style-name="P12">files_table = files_fdtable(task_files); //Getting the file descriptors owned by each process.</text:p>
      <text:p text:style-name="P12"/>
      <text:p text:style-name="P12">while(files_table-&gt;fd[i] != NULL) //Looping over file descriptors.</text:p>
      <text:p text:style-name="P12"/>
      <text:p text:style-name="P12">if(S_ISSOCK(files_table-&gt;fd[i]-&gt;f_path.dentry-&gt;d_inode-&gt;i_mode)) //Checking if the file descriptor belongs to a socket through its inode.</text:p>
      <text:p text:style-name="P12"/>
      <text:p text:style-name="P12">sock = sock_from_file(files_table-&gt;fd[i], &amp;socket_error); //Creating socket struct from the file descriptor.</text:p>
      <text:p text:style-name="P12"/>
      <text:p text:style-name="P12">if(!socket_error &amp;&amp; sock-&gt;type == SOCK_STREAM) //To count only valid net sockets.</text:p>
      <text:p text:style-name="P12"/>
      <text:p text:style-name="P12">if(num_sockets &gt; 0 &amp;&amp; p_count &lt; num_proc){ //Filling the buffer with acquired data.</text:p>
      <text:p text:style-name="P12"><text:s text:c="2"/>spys[p_count].pid = task-&gt;pid; </text:p>
      <text:p text:style-name="P12"><text:s text:c="2"/>strcpy(spys[p_count].process_name, task-&gt;comm); </text:p>
      <text:p text:style-name="P12"><text:s text:c="2"/>spys[p_count].number_of_ports = num_sockets; </text:p>
      <text:p text:style-name="P12"><text:s text:c="3"/>p_count++; </text:p>
      <text:p text:style-name="P12">}</text:p>
      <text:p text:style-name="P12"/>
      <text:p text:style-name="P12">if(access_ok(VERIFY_WRITE, spy_buf, num_proc * sizeof(struct spy_struct))) //Verifiying the abilitiy to write the data back to the user space.</text:p>
      <text:p text:style-name="P12"/>
      <text:p text:style-name="P12">copy_to_user(spy_buf, spys, num_proc * sizeof(struct spy_struct)) //Copying the obtained data back to the caller user spac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oft-page-break/>Userspace test program</text:p>
      <text:p text:style-name="P12">struct spy_struct buf[10]; // The buffer that will be filled with the data.</text:p>
      <text:p text:style-name="P12"/>
      <text:p text:style-name="P12">long proc_spyed = syscall(314, buf, 10); //Calling the new syscall.</text:p>
      <text:p text:style-name="P12"/>
      <text:p text:style-name="P12">for(i = 0; i &lt; proc_spyed; i++) </text:p>
      <text:p text:style-name="P12">printf("Process %s(%ld) is listening to %ld communication(s) ports.\n", buf[i].process_name, buf[i].pid, buf[i].number_of_ports); //Printing the obtained data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8:36:38.342157455</meta:creation-date>
    <meta:generator>LibreOffice/4.2.8.2$Linux_X86_64 LibreOffice_project/420m0$Build-2</meta:generator>
    <dc:date>2015-05-13T22:41:26.034750717</dc:date>
    <meta:editing-duration>PT11M58S</meta:editing-duration>
    <meta:editing-cycles>4</meta:editing-cycles>
    <meta:document-statistic meta:table-count="0" meta:image-count="0" meta:object-count="0" meta:page-count="5" meta:paragraph-count="72" meta:word-count="590" meta:character-count="4236" meta:non-whitespace-character-count="3694"/>
  </office:meta>
</office:document-meta>
</file>